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2b4" officeooo:paragraph-rsid="000b42b4"/>
    </style:style>
    <style:style style:name="P2" style:family="paragraph" style:parent-style-name="Standard">
      <style:text-properties officeooo:rsid="000d0534" officeooo:paragraph-rsid="000d0534"/>
    </style:style>
    <style:style style:name="P3" style:family="paragraph" style:parent-style-name="Standard">
      <style:text-properties officeooo:rsid="000d551a" officeooo:paragraph-rsid="000d551a"/>
    </style:style>
    <style:style style:name="P4" style:family="paragraph" style:parent-style-name="Standard">
      <style:text-properties officeooo:rsid="000d551a" officeooo:paragraph-rsid="000d551a"/>
    </style:style>
    <style:style style:name="P5" style:family="paragraph" style:parent-style-name="Standard">
      <style:text-properties officeooo:rsid="000e1374" officeooo:paragraph-rsid="000e1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line {</text:p>
      <text:p text:style-name="P1"><text:s text:c="4"/>agent { label "build" }</text:p>
      <text:p text:style-name="P1"><text:s text:c="4"/></text:p>
      <text:p text:style-name="P1"><text:s text:c="4"/>stages {</text:p>
      <text:p text:style-name="P1"><text:s text:c="8"/>stage("test") {</text:p>
      <text:p text:style-name="P1"><text:s text:c="12"/>steps {</text:p>
      <text:p text:style-name="P1"><text:s text:c="16"/>withDockerContainer (image: 'busybox', args: '-e <text:s/>-v /$PWD') {</text:p>
      <text:p text:style-name="P1"><text:s text:c="25"/>sh "env"</text:p>
      <text:p text:style-name="P1"><text:s text:c="25"/>sh 'pwd'</text:p>
      <text:p text:style-name="P1"><text:s text:c="21"/></text:p>
      <text:p text:style-name="P1"><text:s text:c="16"/>}</text:p>
      <text:p text:style-name="P1"/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2"/>
      <text:p text:style-name="P2"/>
      <text:p text:style-name="P3">jenkins issue reported:</text:p>
      <text:p text:style-name="P3"/>
      <text:p text:style-name="P3"><text:a xlink:type="simple" xlink:href="https://issues.jenkins-ci.org/browse/JENKINS-51411?jql=text%20~%20%22Docker%20pipeline%20plugin%22" text:style-name="Internet_20_link" text:visited-style-name="Visited_20_Internet_20_Link">https://issues.jenkins-ci.org/browse/JENKINS-51411?jql=text%20~%20%22Docker%20pipeline%20plugin%22</text:a></text:p>
      <text:p text:style-name="P3"/>
      <text:p text:style-name="P3"/>
      <text:p text:style-name="P3"/>
      <text:p text:style-name="P5">pipeline {</text:p>
      <text:p text:style-name="P5"><text:s text:c="4"/>agent { label "build" }</text:p>
      <text:p text:style-name="P5"><text:s text:c="4"/></text:p>
      <text:p text:style-name="P5"><text:s text:c="4"/>stages {</text:p>
      <text:p text:style-name="P5"><text:s text:c="8"/></text:p>
      <text:p text:style-name="P5"><text:s text:c="8"/></text:p>
      <text:p text:style-name="P5"><text:s text:c="8"/>stage("test") {</text:p>
      <text:p text:style-name="P5"><text:s text:c="12"/>steps {</text:p>
      <text:p text:style-name="P5"><text:s text:c="16"/>withDockerContainer (image: 'busybox', args: '-e URL=$CR_APP_URL') {</text:p>
      <text:p text:style-name="P5"><text:s text:c="21"/></text:p>
      <text:p text:style-name="P5"><text:s text:c="20"/>sh 'cd /; pwd; ls'</text:p>
      <text:p text:style-name="P5"><text:s text:c="20"/></text:p>
      <text:p text:style-name="P5"><text:s text:c="20"/></text:p>
      <text:p text:style-name="P5"><text:s text:c="16"/>}</text:p>
      <text:p text:style-name="P5"/>
      <text:p text:style-name="P5"><text:s text:c="12"/>}</text:p>
      <text:p text:style-name="P5"><text:s text:c="8"/>}</text:p>
      <text:p text:style-name="P5"><text:s text:c="4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4:24:05.213843086</meta:creation-date>
    <dc:date>2018-06-29T17:54:37.303475132</dc:date>
    <meta:editing-duration>PT3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64" meta:character-count="765" meta:non-whitespace-character-count="383"/>
  </office:meta>
</office:document-meta>
</file>